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Pregunta 1:</text:span></text:span> ¿Qué significa DNS y cuál es su función principal en Internet?</text:p>
      <text:p text:style-name="P4"><text:span text:style-name="Strong_20_Emphasis"><text:span text:style-name="T2">Respuesta 1:</text:span></text:span> DNS significa "Domain Name System" (Sistema de Nombres de Dominio) y su función principal es traducir nombres de dominio legibles por humanos en direcciones IP para permitir la comunicación en Internet.</text:p>
      <text:p text:style-name="P4"><text:span text:style-name="Strong_20_Emphasis"><text:span text:style-name="T2">Pregunta 2:</text:span></text:span> ¿Cuál es el archivo de configuración principal del servidor DNS en Linux y dónde se encuentra?</text:p>
      <text:p text:style-name="P4"><text:span text:style-name="Strong_20_Emphasis"><text:span text:style-name="T2">Respuesta 2:</text:span></text:span> El archivo de configuración principal del servidor DNS en Linux se llama "named.conf" y generalmente se encuentra en el directorio "/etc/bind/".</text:p>
      <text:p text:style-name="P4"><text:span text:style-name="Strong_20_Emphasis"><text:span text:style-name="T2">Pregunta 3:</text:span></text:span> ¿Qué es una zona DNS y cuáles son los tipos comunes de zonas?</text:p>
      <text:p text:style-name="P4"><text:span text:style-name="Strong_20_Emphasis"><text:span text:style-name="T2">Respuesta 3:</text:span></text:span> Una zona DNS es una porción del espacio de nombres de dominio que se administra de forma independiente. Los tipos comunes de zonas son la zona directa (forward zone) y la zona inversa (reverse zone).</text:p>
      <text:p text:style-name="P4"><text:span text:style-name="Strong_20_Emphasis"><text:span text:style-name="T2">Pregunta 4:</text:span></text:span> ¿Cuál es el propósito de una zona directa (forward zone) en un servidor DNS?</text:p>
      <text:p text:style-name="P4"><text:span text:style-name="Strong_20_Emphasis"><text:span text:style-name="T2">Respuesta 4:</text:span></text:span> La zona directa se utiliza para mapear nombres de dominio a direcciones IP. Es donde se define la resolución de nombres a direcciones IP.</text:p>
      <text:p text:style-name="P4"><text:span text:style-name="Strong_20_Emphasis"><text:span text:style-name="T2">Pregunta 5:</text:span></text:span> ¿Cuál es el propósito de una zona inversa (reverse zone) en un servidor DNS?</text:p>
      <text:p text:style-name="P4"><text:span text:style-name="Strong_20_Emphasis"><text:span text:style-name="T2">Respuesta 5:</text:span></text:span> La zona inversa se utiliza para mapear direcciones IP a nombres de dominio. Es donde se define la resolución inversa de direcciones IP a nombres.</text:p>
      <text:p text:style-name="P4"><text:span text:style-name="Strong_20_Emphasis"><text:span text:style-name="T2">Pregunta 6:</text:span></text:span> ¿Qué es un registro A en una zona DNS y cuál es su función?</text:p>
      <text:p text:style-name="P4"><text:span text:style-name="Strong_20_Emphasis"><text:span text:style-name="T2">Respuesta 6:</text:span></text:span> Un registro A es un tipo de registro DNS que mapea un nombre de host a una dirección IP IPv4. Se utiliza para la resolución de nombres a direcciones IP.</text:p>
      <text:p text:style-name="P4"><text:span text:style-name="Strong_20_Emphasis"><text:span text:style-name="T2">Pregunta 7:</text:span></text:span> ¿Qué es un registro AAAA en una zona DNS y cuál es su función?</text:p>
      <text:p text:style-name="P4"><text:span text:style-name="Strong_20_Emphasis"><text:span text:style-name="T2">Respuesta 7:</text:span></text:span> Un registro AAAA es un tipo de registro DNS que mapea un nombre de host a una dirección IP IPv6. Se utiliza para la resolución de nombres a direcciones IPv6.</text:p>
      <text:p text:style-name="P4"><text:span text:style-name="Strong_20_Emphasis"><text:span text:style-name="T2">Pregunta 8:</text:span></text:span> ¿Qué es un registro CNAME en una zona DNS y cuál es su propósito?</text:p>
      <text:p text:style-name="P4"><text:span text:style-name="Strong_20_Emphasis"><text:span text:style-name="T2">Respuesta 8:</text:span></text:span> Un registro CNAME es un tipo de registro DNS que crea un alias de un nombre de host a otro nombre de host. Se utiliza para redireccionar nombres de dominio.</text:p>
      <text:p text:style-name="P4"><text:span text:style-name="Strong_20_Emphasis"><text:span text:style-name="T2">Pregunta 9:</text:span></text:span> ¿Qué es un registro MX en una zona DNS y para qué se utiliza?</text:p>
      <text:p text:style-name="P4"><text:span text:style-name="Strong_20_Emphasis"><text:span text:style-name="T2">Respuesta 9:</text:span></text:span> Un registro MX es un tipo de registro DNS que especifica el servidor de correo para un dominio. Se utiliza para enrutar el correo electrónico.</text:p>
      <text:p text:style-name="P4"><text:soft-page-break/><text:span text:style-name="Strong_20_Emphasis"><text:span text:style-name="T2">Pregunta 10:</text:span></text:span> ¿Qué es un servidor DNS maestro y cuál es su función en la configuración DNS?</text:p>
      <text:p text:style-name="P4"><text:span text:style-name="Strong_20_Emphasis"><text:span text:style-name="T2">Respuesta 10:</text:span></text:span> Un servidor DNS maestro es un servidor autoritario que tiene la autoridad para actualizar y mantener registros de una zona DNS específica.</text:p>
      <text:p text:style-name="P4"><text:span text:style-name="Strong_20_Emphasis"><text:span text:style-name="T2">Pregunta 11:</text:span></text:span> ¿Qué es un servidor DNS esclavo y cuál es su función en la configuración DNS?</text:p>
      <text:p text:style-name="P4"><text:span text:style-name="Strong_20_Emphasis"><text:span text:style-name="T2">Respuesta 11:</text:span></text:span> Un servidor DNS esclavo es un servidor que obtiene copias de las zonas DNS desde un servidor maestro y puede responder a consultas DNS en caso de que el maestro falle.</text:p>
      <text:p text:style-name="P4"><text:span text:style-name="Strong_20_Emphasis"><text:span text:style-name="T2">Pregunta 12:</text:span></text:span> ¿Qué es un registro NS en una zona DNS y cuál es su función?</text:p>
      <text:p text:style-name="P4"><text:span text:style-name="Strong_20_Emphasis"><text:span text:style-name="T2">Respuesta 12:</text:span></text:span> Un registro NS (Name Server) es un tipo de registro DNS que identifica los servidores DNS autoritarios para una zona. Se utiliza para delegar la autoridad de una zona a servidores específicos.</text:p>
      <text:p text:style-name="P4"><text:span text:style-name="Strong_20_Emphasis"><text:span text:style-name="T2">Pregunta 13:</text:span></text:span> ¿Qué es el proceso de "resolución de nombres" en DNS y cómo funciona?</text:p>
      <text:p text:style-name="P4"><text:span text:style-name="Strong_20_Emphasis"><text:span text:style-name="T2">Respuesta 13:</text:span></text:span> La resolución de nombres es el proceso de traducir un nombre de dominio en una dirección IP. Funciona consultando servidores DNS en cascada, comenzando por el servidor raíz y descendiendo hasta encontrar la respuesta correcta.</text:p>
      <text:p text:style-name="P4"><text:span text:style-name="Strong_20_Emphasis"><text:span text:style-name="T2">Pregunta 14:</text:span></text:span> ¿Cuál es la importancia de los servidores raíz en el sistema DNS?</text:p>
      <text:p text:style-name="P4"><text:span text:style-name="Strong_20_Emphasis"><text:span text:style-name="T2">Respuesta 14:</text:span></text:span> Los servidores raíz son los servidores DNS de nivel superior que almacenan información sobre las zonas de nivel superior y son fundamentales para la resolución de nombres en Internet.</text:p>
      <text:p text:style-name="P4"><text:span text:style-name="Strong_20_Emphasis"><text:span text:style-name="T2">Pregunta 15:</text:span></text:span> ¿Qué es "named-checkconf" y cómo se utiliza en la configuración de DNS?</text:p>
      <text:p text:style-name="P4"><text:span text:style-name="Strong_20_Emphasis"><text:span text:style-name="T2">Respuesta 15:</text:span></text:span> "named-checkconf" es una herramienta que se utiliza para verificar la sintaxis y coherencia de los archivos de configuración de DNS, como "named.conf".</text:p>
      <text:p text:style-name="P4"><text:span text:style-name="Strong_20_Emphasis"><text:span text:style-name="T2">Pregunta 16:</text:span></text:span> ¿Cómo se reinicia el servidor DNS BIND después de realizar cambios en la configuración?</text:p>
      <text:p text:style-name="P4"><text:span text:style-name="Strong_20_Emphasis"><text:span text:style-name="T2">Respuesta 16:</text:span></text:span> El servidor DNS BIND se reinicia utilizando el comando "systemctl restart named" o "service named restart", según el sistema operativo.</text:p>
      <text:p text:style-name="P4"><text:span text:style-name="Strong_20_Emphasis"><text:span text:style-name="T2">Pregunta 17:</text:span></text:span> ¿Qué es un servidor recursivo en DNS y cuál es su función?</text:p>
      <text:p text:style-name="P4"><text:span text:style-name="Strong_20_Emphasis"><text:span text:style-name="T2">Respuesta 17:</text:span></text:span> Un servidor DNS recursivo es un servidor que responde a las consultas DNS de los clientes y busca la respuesta consultando otros servidores DNS si es necesario.</text:p>
      <text:p text:style-name="P4"><text:span text:style-name="Strong_20_Emphasis"><text:span text:style-name="T2">Pregunta 18:</text:span></text:span> ¿Cuál es el propósito de un servidor de caché DNS?</text:p>
      <text:p text:style-name="P4"><text:soft-page-break/><text:span text:style-name="Strong_20_Emphasis"><text:span text:style-name="T2">Respuesta 18:</text:span></text:span> Un servidor de caché DNS almacena temporalmente las respuestas a consultas DNS para acelerar futuras solicitudes y reducir la carga en los servidores DNS de nivel superior.</text:p>
      <text:p text:style-name="P4"><text:span text:style-name="Strong_20_Emphasis"><text:span text:style-name="T2">Pregunta 19:</text:span></text:span> ¿Qué es un registro SOA en una zona DNS y cuál es su función?</text:p>
      <text:p text:style-name="P4"><text:span text:style-name="Strong_20_Emphasis"><text:span text:style-name="T2">Respuesta 19:</text:span></text:span> Un registro SOA (Start of Authority) es un tipo de registro DNS que contiene información sobre la zona y su administración. Define la autoridad y otros parámetros importantes.</text:p>
      <text:p text:style-name="P4"><text:span text:style-name="Strong_20_Emphasis"><text:span text:style-name="T2">Pregunta 20:</text:span></text:span> ¿Qué es "dig" y cómo se utiliza para realizar consultas DNS en la línea de comandos?</text:p>
      <text:p text:style-name="P4"><text:span text:style-name="Strong_20_Emphasis"><text:span text:style-name="T2">Respuesta 20:</text:span></text:span> "dig" es una herramienta de línea de comandos que se utiliza para realizar consultas DNS y obtener información sobre nombres de dominio y servidores DN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Servidor de nombres de dominio </text:p>
        <text:p text:style-name="MP2">Configuración básica del servidor DNS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4:29:09.801700119</dc:date>
    <meta:editing-duration>PT7H17M45S</meta:editing-duration>
    <meta:editing-cycles>107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11" meta:character-count="5252" meta:non-whitespace-character-count="4383"/>
  </office:meta>
</office:document-meta>
</file>